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10be41" officeooo:paragraph-rsid="0010be41"/>
    </style:style>
    <style:style style:name="P2" style:family="paragraph" style:parent-style-name="Standard">
      <style:text-properties officeooo:rsid="0010be41" officeooo:paragraph-rsid="0010be41"/>
    </style:style>
    <style:style style:name="P3" style:family="paragraph" style:parent-style-name="Standard">
      <style:text-properties officeooo:rsid="0010be41" officeooo:paragraph-rsid="001152a2"/>
    </style:style>
    <style:style style:name="P4" style:family="paragraph" style:parent-style-name="Heading_20_2">
      <style:paragraph-properties fo:margin-left="0in" fo:margin-right="0in" fo:text-indent="0in" style:auto-text-indent="false"/>
    </style:style>
    <style:style style:name="P5" style:family="paragraph" style:parent-style-name="Text_20_body">
      <style:paragraph-properties fo:margin-left="0in" fo:margin-right="0in" fo:text-indent="0in" style:auto-text-indent="false"/>
    </style:style>
    <style:style style:name="P6" style:family="paragraph" style:parent-style-name="Standard">
      <style:text-properties officeooo:rsid="000fe3b6" officeooo:paragraph-rsid="000fe3b6"/>
    </style:style>
    <style:style style:name="P7" style:family="paragraph" style:parent-style-name="Standard">
      <style:text-properties officeooo:rsid="0011f22e" officeooo:paragraph-rsid="0011f22e"/>
    </style:style>
    <style:style style:name="P8" style:family="paragraph" style:parent-style-name="Standard">
      <style:text-properties officeooo:rsid="00138361" officeooo:paragraph-rsid="00138361"/>
    </style:style>
    <style:style style:name="P9" style:family="paragraph" style:parent-style-name="Standard">
      <style:text-properties officeooo:rsid="00154a43" officeooo:paragraph-rsid="0015806e"/>
    </style:style>
    <style:style style:name="P10" style:family="paragraph" style:parent-style-name="Standard">
      <style:text-properties officeooo:rsid="00167785" officeooo:paragraph-rsid="00167785"/>
    </style:style>
    <style:style style:name="P11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12" style:family="paragraph" style:parent-style-name="Standard">
      <style:paragraph-properties fo:margin-top="0in" fo:margin-bottom="0.1965in" style:contextual-spacing="false" style:line-height-at-least="0.198in"/>
      <style:text-properties fo:color="#cccccc" loext:opacity="100%" style:font-name="Droid Sans Mono" fo:font-size="10.5pt" fo:font-weight="normal" fo:background-color="#1f1f1f"/>
    </style:style>
    <style:style style:name="P13" style:family="paragraph" style:parent-style-name="Standard">
      <style:text-properties fo:color="#cccccc" loext:opacity="100%" style:font-name="Droid Sans Mono" fo:font-size="10.5pt" fo:font-weight="normal" officeooo:rsid="00167785" officeooo:paragraph-rsid="00167785" fo:background-color="#1f1f1f"/>
    </style:style>
    <style:style style:name="P14" style:family="paragraph" style:parent-style-name="Standard">
      <style:paragraph-properties fo:margin-left="0in" fo:margin-right="0in" style:line-height-at-least="0.198in" fo:text-indent="0in" style:auto-text-indent="false"/>
      <style:text-properties fo:color="#ce9178" loext:opacity="100%" style:font-name="Droid Sans Mono" fo:font-size="10.5pt" fo:font-weight="normal" fo:background-color="#1f1f1f"/>
    </style:style>
    <style:style style:name="P15" style:family="paragraph" style:parent-style-name="Standard">
      <style:paragraph-properties fo:margin-left="0in" fo:margin-right="0in" style:line-height-at-least="0.198in" fo:text-indent="0in" style:auto-text-indent="false"/>
      <style:text-properties fo:color="#6a9955" loext:opacity="100%" style:font-name="Droid Sans Mono" fo:font-size="10.5pt" fo:font-weight="normal" fo:background-color="#1f1f1f"/>
    </style:style>
    <style:style style:name="P16" style:family="paragraph" style:parent-style-name="Standard">
      <style:paragraph-properties style:line-height-at-least="0.198in"/>
    </style:style>
    <style:style style:name="P17" style:family="paragraph" style:parent-style-name="Standard">
      <style:text-properties officeooo:rsid="001b2013" officeooo:paragraph-rsid="001be491"/>
    </style:style>
    <style:style style:name="P18" style:family="paragraph" style:parent-style-name="Standard">
      <style:text-properties officeooo:rsid="001b2013" officeooo:paragraph-rsid="001bf451"/>
    </style:style>
    <style:style style:name="P19" style:family="paragraph" style:parent-style-name="Preformatted_20_Text" style:list-style-name="L1">
      <style:paragraph-properties fo:margin-top="0in" fo:margin-bottom="0.1965in" style:contextual-spacing="false"/>
    </style:style>
    <style:style style:name="P20" style:family="paragraph" style:parent-style-name="Standard">
      <style:text-properties officeooo:rsid="001e940a" officeooo:paragraph-rsid="001e940a"/>
    </style:style>
    <style:style style:name="P21" style:family="paragraph" style:parent-style-name="Standard">
      <style:text-properties officeooo:rsid="001b2013" officeooo:paragraph-rsid="002122eb"/>
    </style:style>
    <style:style style:name="P22" style:family="paragraph" style:parent-style-name="Standard">
      <style:text-properties officeooo:rsid="001b2013" officeooo:paragraph-rsid="001bf451"/>
    </style:style>
    <style:style style:name="P23" style:family="paragraph" style:parent-style-name="Standard">
      <style:text-properties officeooo:rsid="001b2013" officeooo:paragraph-rsid="0024f96f"/>
    </style:style>
    <style:style style:name="P24" style:family="paragraph" style:parent-style-name="Standard">
      <style:text-properties officeooo:rsid="001b2013" officeooo:paragraph-rsid="001b2013"/>
    </style:style>
    <style:style style:name="P25" style:family="paragraph" style:parent-style-name="Standard">
      <style:text-properties officeooo:rsid="001b2013" officeooo:paragraph-rsid="0026af01"/>
    </style:style>
    <style:style style:name="P26" style:family="paragraph" style:parent-style-name="Standard">
      <style:text-properties officeooo:rsid="001b2013" officeooo:paragraph-rsid="00285db7"/>
    </style:style>
    <style:style style:name="P27" style:family="paragraph" style:parent-style-name="Standard">
      <style:text-properties officeooo:rsid="00167785" officeooo:paragraph-rsid="00167785"/>
    </style:style>
    <style:style style:name="P28" style:family="paragraph" style:parent-style-name="Standard">
      <style:text-properties officeooo:rsid="0024f96f" officeooo:paragraph-rsid="0024f96f"/>
    </style:style>
    <style:style style:name="P29" style:family="paragraph" style:parent-style-name="Standard">
      <style:text-properties officeooo:rsid="001bf451" officeooo:paragraph-rsid="0024f96f"/>
    </style:style>
    <style:style style:name="P30" style:family="paragraph" style:parent-style-name="Standard">
      <style:text-properties officeooo:rsid="0026af01" officeooo:paragraph-rsid="0027f303"/>
    </style:style>
    <style:style style:name="P31" style:family="paragraph" style:parent-style-name="Standard">
      <style:text-properties officeooo:rsid="0026af01" officeooo:paragraph-rsid="00285db7"/>
    </style:style>
    <style:style style:name="P32" style:family="paragraph" style:parent-style-name="Standard">
      <style:text-properties officeooo:rsid="00290657" officeooo:paragraph-rsid="00290657"/>
    </style:style>
    <style:style style:name="P33" style:family="paragraph" style:parent-style-name="Text_20_body" style:list-style-name="L1"/>
    <style:style style:name="P34" style:family="paragraph" style:parent-style-name="Text_20_body" style:list-style-name="L1">
      <style:paragraph-properties fo:margin-left="0in" fo:margin-right="0in" fo:text-indent="0in" style:auto-text-indent="false"/>
    </style:style>
    <style:style style:name="P35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officeooo:rsid="0010be41"/>
    </style:style>
    <style:style style:name="T2" style:family="text">
      <style:text-properties officeooo:rsid="00154a43"/>
    </style:style>
    <style:style style:name="T3" style:family="text">
      <style:text-properties officeooo:rsid="0015806e"/>
    </style:style>
    <style:style style:name="T4" style:family="text">
      <style:text-properties officeooo:rsid="00167785"/>
    </style:style>
    <style:style style:name="T5" style:family="text">
      <style:text-properties fo:color="#c586c0" loext:opacity="100%"/>
    </style:style>
    <style:style style:name="T6" style:family="text">
      <style:text-properties fo:color="#4ec9b0" loext:opacity="100%"/>
    </style:style>
    <style:style style:name="T7" style:family="text">
      <style:text-properties fo:color="#569cd6" loext:opacity="100%"/>
    </style:style>
    <style:style style:name="T8" style:family="text">
      <style:text-properties fo:color="#dcdcaa" loext:opacity="100%"/>
    </style:style>
    <style:style style:name="T9" style:family="text">
      <style:text-properties fo:color="#ce9178" loext:opacity="100%"/>
    </style:style>
    <style:style style:name="T10" style:family="text">
      <style:text-properties fo:color="#9cdcfe" loext:opacity="100%"/>
    </style:style>
    <style:style style:name="T11" style:family="text">
      <style:text-properties fo:color="#d4d4d4" loext:opacity="100%"/>
    </style:style>
    <style:style style:name="T12" style:family="text">
      <style:text-properties fo:color="#6a9955" loext:opacity="100%"/>
    </style:style>
    <style:style style:name="T13" style:family="text">
      <style:text-properties fo:color="#b5cea8" loext:opacity="100%"/>
    </style:style>
    <style:style style:name="T14" style:family="text">
      <style:text-properties officeooo:rsid="001be491"/>
    </style:style>
    <style:style style:name="T15" style:family="text">
      <style:text-properties officeooo:rsid="001bf451"/>
    </style:style>
    <style:style style:name="T16" style:family="text">
      <style:text-properties officeooo:rsid="001c5766"/>
    </style:style>
    <style:style style:name="T17" style:family="text">
      <style:text-properties officeooo:rsid="001ce72f"/>
    </style:style>
    <style:style style:name="T18" style:family="text">
      <style:text-properties officeooo:rsid="001d4635"/>
    </style:style>
    <style:style style:name="T19" style:family="text">
      <style:text-properties officeooo:rsid="001ffcd4"/>
    </style:style>
    <style:style style:name="T20" style:family="text">
      <style:text-properties officeooo:rsid="002122eb"/>
    </style:style>
    <style:style style:name="T21" style:family="text">
      <style:text-properties officeooo:rsid="0021a33a"/>
    </style:style>
    <style:style style:name="T22" style:family="text">
      <style:text-properties officeooo:rsid="00239d5c"/>
    </style:style>
    <style:style style:name="T23" style:family="text">
      <style:text-properties officeooo:rsid="0024188c"/>
    </style:style>
    <style:style style:name="T24" style:family="text">
      <style:text-properties officeooo:rsid="0024f96f"/>
    </style:style>
    <style:style style:name="T25" style:family="text">
      <style:text-properties officeooo:rsid="0026af01"/>
    </style:style>
    <style:style style:name="T26" style:family="text">
      <style:text-properties officeooo:rsid="00272a19"/>
    </style:style>
    <style:style style:name="T27" style:family="text">
      <style:text-properties officeooo:rsid="0027f303"/>
    </style:style>
    <style:style style:name="T28" style:family="text">
      <style:text-properties officeooo:rsid="00285db7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I have access_report.csv <text:span text:style-name="T1">(AR) </text:span>and access_matrix.csv <text:span text:style-name="T1">(ARM)</text:span></text:p>
      <text:p text:style-name="P6">access report list down all actual access level for users on systems ( in this case systems a,b,c).</text:p>
      <text:p text:style-name="P6">access matrix list down base line authorized access levels for all users on systems (in this case systems a,b.c).</text:p>
      <text:p text:style-name="P6"/>
      <text:p text:style-name="P2">Write me python code that provide me dictionary of results for each user <text:s/>in the following format:</text:p>
      <text:p text:style-name="P2">{</text:p>
      <text:p text:style-name="P2"><text:tab/>user : user1,</text:p>
      <text:p text:style-name="P2"><text:tab/>review_results:</text:p>
      <text:p text:style-name="P2"><text:tab/>{</text:p>
      <text:p text:style-name="P2"><text:tab/><text:tab/>system a : result of comparison between AR and ARM for user 1</text:p>
      <text:p text:style-name="P2"><text:tab/><text:tab/>system b: result of comparison between AR and ARM for user 1</text:p>
      <text:p text:style-name="P2"><text:tab/>...</text:p>
      <text:p text:style-name="P2"><text:tab/>}</text:p>
      <text:p text:style-name="P2"><text:tab/>,</text:p>
      <text:p text:style-name="P2"><text:tab/>user : user2,</text:p>
      <text:p text:style-name="P2"><text:tab/>review_results:</text:p>
      <text:p text:style-name="P2"><text:tab/>{</text:p>
      <text:p text:style-name="P2"><text:tab/><text:tab/>system a : result of comparison between AR and ARM for user 2</text:p>
      <text:p text:style-name="P2"><text:tab/><text:tab/>system b: result of comparison between AR and ARM for user 2</text:p>
      <text:p text:style-name="P2"><text:tab/>...</text:p>
      <text:p text:style-name="P2"><text:tab/>}</text:p>
      <text:p text:style-name="P2">...</text:p>
      <text:p text:style-name="P2">}</text:p>
      <text:p text:style-name="P2"/>
      <text:p text:style-name="P2">The comparison should be carried out in the following manner for all system:</text:p>
      <text:p text:style-name="P2"/>
      <text:p text:style-name="P2">For a single system {SYSTEM}</text:p>
      <text:p text:style-name="P2"/>
      <text:p text:style-name="P2">1- If access level of a user in AR for {SYSTEM} is found mismatching his access level in ARM for the same {SYSTEM} – the comparison should provide result : user has actual {SYSTEM} access level of abc in AR while he should have {SYSTEM} access level as xyz according to the access matrix.</text:p>
      <text:p text:style-name="P2"/>
      <text:p text:style-name="P2"/>
      <text:p text:style-name="P2">2- If access level of a user in AR for {SYSTEM} is found matching his {SYSTEM} access level in ARM – the comparison should provide result : user has actual access level of abc which is matching his {SYSTEM} access level in access matrix.</text:p>
      <text:p text:style-name="P2"/>
      <text:p text:style-name="P3">3-If {SYSTEM} access level of a user in AR is found but this user does not have any record or access for {SYSTEM} under ARM then the comparison should provide result : user has {SYSTEM} access level of abc in AR while he is unauthorized to have access to {SYSTEM} according to access matrix.</text:p>
      <text:p text:style-name="P7"/>
      <text:p text:style-name="P7">Here are AR and ARM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8">Each user is assigned approval level in limit_authorization.pdf (Level A, Level B and Level C). </text:p>
      <text:p text:style-name="P8">Each Level has <text:span text:style-name="T2">Single Approval Limit and Joint Approval </text:span><text:s/>limit. <text:s/><text:span text:style-name="T3">Single Limit Allow the user to singly approve transaction if it is within his single approval limit. Joint Approval Limit allow a user in joint of other users to approve transaction amount within the highest joint approval limit of either of them. </text:span></text:p>
      <text:p text:style-name="P8"/>
      <text:p text:style-name="P8">For each transaction, according to transaction amount – there will be need to have either single approval or combined approval.</text:p>
      <text:p text:style-name="P8"/>
      <text:p text:style-name="P8">Build python tool program that align to below <text:span text:style-name="T4">crewai tool </text:span>format to provide dictionary that include <text:span text:style-name="T2">for each transaction</text:span> all transaction <text:span text:style-name="T2">details along with Analysis_Result value</text:span>:</text:p>
      <text:p text:style-name="P8">1-For each transaction in transaction_logs.csv , get the transaction amount and associated users who approved the transactions.</text:p>
      <text:p text:style-name="P8">2-if single user found with the transaction; compare the transaction amount to his <text:span text:style-name="T2">single</text:span> approval <text:span text:style-name="T2">limit</text:span> amount associated with his level. If amount exceed this approval limit – provide <text:span text:style-name="T2">Analysis_Result that have : Transaction Amount Exceed user Approval Level – </text:span><text:span text:style-name="T3">Other wise if the amount of transaction is less than his single approval limit – provide Analysis_Result : Transaction is approved within the single approval limit of that user.</text:span></text:p>
      <text:p text:style-name="P9">3-If more than one user found within the transaction; <text:span text:style-name="T3">get the maximum value of all involved users’ joint approval limit (max_joint_approval_limit). If the transaction amount is more than max_joint_approval_limit, set the </text:span>Analysis_Result that have : Transaction Amount Exceed <text:span text:style-name="T3">the joint </text:span><text:s/>Approval Level <text:span text:style-name="T3">of involved users </text:span>– <text:span text:style-name="T3">Other wise if the amount of transaction is less than <text:s/>max_joint_approval_limit a – provide Analysis_Result : Transaction is approved within the the joint <text:s/>approval limit of involved users.</text:span></text:p>
      <text:p text:style-name="P9"/>
      <text:p text:style-name="P10">The needed tool need to read PDF and extract the approved </text:p>
      <text:p text:style-name="P10">Crewai tool format: </text:p>
      <text:p text:style-name="P10"/>
      <text:p text:style-name="P13"><text:span text:style-name="T5">from</text:span> crewai.tools <text:span text:style-name="T5">import</text:span> tool</text:p>
      <text:p text:style-name="P11"><text:span text:style-name="T5">import</text:span> <text:span text:style-name="T6">pandas</text:span> <text:span text:style-name="T5">as</text:span> <text:span text:style-name="T6">pd</text:span></text:p>
      <text:p text:style-name="P11"><text:span text:style-name="T5">from</text:span> <text:span text:style-name="T6">pathlib</text:span> <text:span text:style-name="T5">import</text:span> <text:span text:style-name="T6">Path</text:span></text:p>
      <text:p text:style-name="P16"/>
      <text:p text:style-name="P11"><text:span text:style-name="T7">class</text:span> <text:span text:style-name="T6">AccessReview</text:span>:</text:p>
      <text:p text:style-name="P16"/>
      <text:p text:style-name="P11"><text:span text:style-name="T8">@tool</text:span>(<text:span text:style-name="T9">"access_review_tool"</text:span>)</text:p>
      <text:p text:style-name="P11"><text:span text:style-name="T7">def</text:span> <text:span text:style-name="T8">access_review_tool</text:span>() -&gt; <text:span text:style-name="T6">str</text:span>:</text:p>
      <text:p text:style-name="P14">"""Clear description for what this tool is useful for, your agent will need this information to use it."""</text:p>
      <text:p text:style-name="P15"># Function logic here</text:p>
      <text:p text:style-name="P16"/>
      <text:p text:style-name="P15">#path of access report and access matrix files</text:p>
      <text:p text:style-name="P11"><text:span text:style-name="T10">base_dir</text:span> <text:span text:style-name="T11">=</text:span> <text:span text:style-name="T6">Path</text:span>(<text:span text:style-name="T10">__file__</text:span>).<text:span text:style-name="T8">resolve</text:span>().<text:span text:style-name="T10">parent</text:span> <text:span text:style-name="T12"># path to tool.py</text:span></text:p>
      <text:p text:style-name="P11"><text:span text:style-name="T10">data_dir</text:span> <text:span text:style-name="T11">=</text:span> <text:span text:style-name="T10">base_dir</text:span>.<text:span text:style-name="T10">parent</text:span> <text:span text:style-name="T8">/</text:span> <text:span text:style-name="T9">'data'</text:span> <text:span text:style-name="T12"># going up one level, then into the data directory</text:span></text:p>
      <text:p text:style-name="P16"/>
      <text:p text:style-name="P11"><text:span text:style-name="T10">ar_path</text:span> <text:span text:style-name="T11">=</text:span> <text:span text:style-name="T10">data_dir</text:span> <text:span text:style-name="T8">/</text:span> <text:span text:style-name="T9">'access_report.csv'</text:span></text:p>
      <text:p text:style-name="P11"><text:span text:style-name="T10">arm_path</text:span> <text:span text:style-name="T11">=</text:span> <text:span text:style-name="T10">data_dir</text:span> <text:span text:style-name="T8">/</text:span> <text:span text:style-name="T9">'access_matrix.csv'</text:span></text:p>
      <text:p text:style-name="P16"/>
      <text:p text:style-name="P15"># Load CSV files</text:p>
      <text:p text:style-name="P11"><text:span text:style-name="T10">ar_df</text:span> <text:span text:style-name="T11">=</text:span> <text:span text:style-name="T6">pd</text:span>.<text:span text:style-name="T8">read_csv</text:span>(<text:span text:style-name="T10">ar_path</text:span>)</text:p>
      <text:p text:style-name="P11"><text:span text:style-name="T10">arm_df</text:span> <text:span text:style-name="T11">=</text:span> <text:span text:style-name="T6">pd</text:span>.<text:span text:style-name="T8">read_csv</text:span>(<text:span text:style-name="T10">arm_path</text:span>)</text:p>
      <text:p text:style-name="P15"><text:soft-page-break/># Initialize results dictionary</text:p>
      <text:p text:style-name="P11"><text:span text:style-name="T10">results</text:span> <text:span text:style-name="T11">=</text:span> {}</text:p>
      <text:p text:style-name="P15"># Iterate through each user in AR</text:p>
      <text:p text:style-name="P11"><text:span text:style-name="T5">for</text:span> <text:span text:style-name="T10">_</text:span>, <text:span text:style-name="T10">ar_row</text:span> <text:span text:style-name="T5">in</text:span> <text:span text:style-name="T10">ar_df</text:span>.<text:span text:style-name="T8">iterrows</text:span>():</text:p>
      <text:p text:style-name="P11"><text:span text:style-name="T10">user_id</text:span> <text:span text:style-name="T11">=</text:span> <text:span text:style-name="T10">ar_row</text:span>[<text:span text:style-name="T9">"user_id"</text:span>]</text:p>
      <text:p text:style-name="P11"><text:span text:style-name="T10">review_results</text:span> <text:span text:style-name="T11">=</text:span> {}</text:p>
      <text:p text:style-name="P15"># Find the corresponding row in ARM</text:p>
      <text:p text:style-name="P11"><text:span text:style-name="T10">arm_row</text:span> <text:span text:style-name="T11">=</text:span> <text:span text:style-name="T10">arm_df</text:span>[<text:span text:style-name="T10">arm_df</text:span>[<text:span text:style-name="T9">"user_id"</text:span>] <text:span text:style-name="T8">==</text:span> <text:span text:style-name="T10">user_id</text:span>]</text:p>
      <text:p text:style-name="P11"><text:span text:style-name="T5">for</text:span> <text:span text:style-name="T10">system</text:span> <text:span text:style-name="T5">in</text:span> [<text:span text:style-name="T9">"system_a_access"</text:span>, <text:span text:style-name="T9">"system_b_access"</text:span>, <text:span text:style-name="T9">"system_c_access"</text:span>]:</text:p>
      <text:p text:style-name="P11"><text:span text:style-name="T10">actual_access</text:span> <text:span text:style-name="T11">=</text:span> <text:span text:style-name="T10">ar_row</text:span>[<text:span text:style-name="T10">system</text:span>]</text:p>
      <text:p text:style-name="P11"><text:span text:style-name="T5">if</text:span> <text:span text:style-name="T7">not</text:span> <text:span text:style-name="T10">arm_row</text:span>.<text:span text:style-name="T10">empty</text:span>:</text:p>
      <text:p text:style-name="P11"><text:span text:style-name="T10">expected_access</text:span> <text:span text:style-name="T11">=</text:span> <text:span text:style-name="T10">arm_row</text:span>.<text:span text:style-name="T10">iloc</text:span>[<text:span text:style-name="T13">0</text:span>][<text:span text:style-name="T10">system</text:span>]</text:p>
      <text:p text:style-name="P11"><text:span text:style-name="T5">if</text:span> <text:span text:style-name="T10">actual_access</text:span> <text:span text:style-name="T8">==</text:span> <text:span text:style-name="T10">expected_access</text:span>:</text:p>
      <text:p text:style-name="P11"><text:span text:style-name="T10">result</text:span> <text:span text:style-name="T11">=</text:span> <text:span text:style-name="T7">f</text:span><text:span text:style-name="T9">"user has actual access level of </text:span><text:span text:style-name="T7">{</text:span><text:span text:style-name="T10">actual_access</text:span><text:span text:style-name="T7">}</text:span><text:span text:style-name="T9"> which is matching his </text:span><text:span text:style-name="T7">{</text:span><text:span text:style-name="T10">system</text:span><text:span text:style-name="T7">}</text:span><text:span text:style-name="T9"> level in access matrix."</text:span></text:p>
      <text:p text:style-name="P11"><text:span text:style-name="T5">else</text:span>:</text:p>
      <text:p text:style-name="P11"><text:span text:style-name="T10">result</text:span> <text:span text:style-name="T11">=</text:span> <text:span text:style-name="T7">f</text:span><text:span text:style-name="T9">"user has actual </text:span><text:span text:style-name="T7">{</text:span><text:span text:style-name="T10">system</text:span><text:span text:style-name="T7">}</text:span><text:span text:style-name="T9"> access level of </text:span><text:span text:style-name="T7">{</text:span><text:span text:style-name="T10">actual_access</text:span><text:span text:style-name="T7">}</text:span><text:span text:style-name="T9"> in AR while he should have </text:span><text:span text:style-name="T7">{</text:span><text:span text:style-name="T10">system</text:span><text:span text:style-name="T7">}</text:span><text:span text:style-name="T9"> access level as </text:span><text:span text:style-name="T7">{</text:span><text:span text:style-name="T10">expected_access</text:span><text:span text:style-name="T7">}</text:span><text:span text:style-name="T9"> according to the access matrix."</text:span></text:p>
      <text:p text:style-name="P11"><text:span text:style-name="T5">else</text:span>:</text:p>
      <text:p text:style-name="P11"><text:span text:style-name="T10">result</text:span> <text:span text:style-name="T11">=</text:span> <text:span text:style-name="T7">f</text:span><text:span text:style-name="T9">"user has </text:span><text:span text:style-name="T7">{</text:span><text:span text:style-name="T10">system</text:span><text:span text:style-name="T7">}</text:span><text:span text:style-name="T9"> access level of </text:span><text:span text:style-name="T7">{</text:span><text:span text:style-name="T10">actual_access</text:span><text:span text:style-name="T7">}</text:span><text:span text:style-name="T9"> in AR while he is unauthorized to have access to </text:span><text:span text:style-name="T7">{</text:span><text:span text:style-name="T10">system</text:span><text:span text:style-name="T7">}</text:span><text:span text:style-name="T9"> according to access matrix."</text:span></text:p>
      <text:p text:style-name="P11"><text:span text:style-name="T10">review_results</text:span>[<text:span text:style-name="T10">system</text:span>] <text:span text:style-name="T11">=</text:span> <text:span text:style-name="T10">result</text:span></text:p>
      <text:p text:style-name="P11"><text:span text:style-name="T10">results</text:span>[<text:span text:style-name="T10">user_id</text:span>] <text:span text:style-name="T11">=</text:span> {<text:span text:style-name="T9">"review_results"</text:span>: <text:span text:style-name="T10">review_results</text:span>}</text:p>
      <text:p text:style-name="P11"><text:span text:style-name="T5">return</text:span> <text:span text:style-name="T10">results</text:span></text:p>
      <text:p text:style-name="P16"/>
      <text:p text:style-name="P15"># Example usage:</text:p>
      <text:p text:style-name="P15"># ar_path = "path/to/access_report.csv"</text:p>
      <text:p text:style-name="P15"># arm_path = "path/to/access_matrix.csv"</text:p>
      <text:p text:style-name="P15"># results = analyze_access_report(ar_path, arm_path)</text:p>
      <text:p text:style-name="P15"># print(results)</text:p>
      <text:p text:style-name="P12"><text:line-break/><text:line-break/></text:p>
      <text:p text:style-name="P10">------------</text:p>
      <text:p text:style-name="P10"/>
      <text:p text:style-name="P28">Using below Change Management SLA (</text:p>
      <text:p text:style-name="P29">Change <text:span text:style-name="T19">Management</text:span> SLA</text:p>
      <text:p text:style-name="P23"/>
      <text:p text:style-name="P23">Changes should be carried out within the following <text:span text:style-name="T15">SLA </text:span>timeline according to the change_criticality:</text:p>
      <text:p text:style-name="P23"><text:tab/><text:tab/><text:span text:style-name="T24">L</text:span>1-if change criticality is Emergency, corresponding audit trail date time can be before the change ticket date time or within 6 hours <text:span text:style-name="T20">(Criticality = Emergency , Execution time ex_time should be ( </text:span><text:span text:style-name="T21">ticket_time + 6 Hours </text:span><text:span text:style-name="T20">&lt; ex_time &lt;= <text:s/></text:span><text:span text:style-name="T21">ticket_time </text:span><text:span text:style-name="T20">)</text:span><text:span text:style-name="T21">)</text:span>, otherwise – this need to be recorded as change management violation.</text:p>
      <text:p text:style-name="P23"><text:tab/><text:tab/><text:span text:style-name="T24">L</text:span>2-if change criticality is High, corresponding audit trail date time can only be after the change ticket date time within 1 day <text:span text:style-name="T20">(Criticality = </text:span><text:span text:style-name="T21">High</text:span><text:span text:style-name="T20"> , Execution time ex_time should be ( </text:span><text:span text:style-name="T21">ticket_time + 1 Day &gt;</text:span><text:span text:style-name="T20"> ex_time &gt; <text:s/></text:span><text:span text:style-name="T21">ticket_time </text:span><text:span text:style-name="T20">)</text:span><text:span text:style-name="T21">)</text:span>, otherwise – this need to be recorded as change management violation.</text:p>
      <text:p text:style-name="P23"><text:tab/><text:tab/><text:span text:style-name="T24">L</text:span>3-if change criticality is <text:span text:style-name="T22">Medium</text:span>, corresponding audit trail date time can only be after the change ticket date time within <text:span text:style-name="T14">2</text:span> days <text:span text:style-name="T20">(Criticality = </text:span><text:span text:style-name="T22">Medium</text:span><text:span text:style-name="T20"> , Execution time ex_time </text:span><text:soft-page-break/><text:span text:style-name="T20">should be ( </text:span><text:span text:style-name="T21">ticket_time + </text:span><text:span text:style-name="T22">2</text:span><text:span text:style-name="T21"> Day</text:span><text:span text:style-name="T23">s</text:span><text:span text:style-name="T21"> &gt;</text:span><text:span text:style-name="T20"> ex_time &gt; <text:s/></text:span><text:span text:style-name="T21">ticket_time </text:span><text:span text:style-name="T20">)</text:span><text:span text:style-name="T21">)</text:span>,otherwise – this need to be recorded as change management violation.</text:p>
      <text:p text:style-name="P23"><text:tab/><text:tab/><text:span text:style-name="T24">L</text:span><text:span text:style-name="T14">4</text:span>-if change criticality is <text:span text:style-name="T23">Low</text:span>, corresponding audit trail date time can only be after the change ticket date time within <text:span text:style-name="T14">3</text:span> days <text:span text:style-name="T20">(Criticality = </text:span><text:span text:style-name="T23">Low</text:span><text:span text:style-name="T20"> , Execution time ex_time should be ( </text:span><text:span text:style-name="T21">ticket_time + </text:span><text:span text:style-name="T23">3</text:span><text:span text:style-name="T21"> Day</text:span><text:span text:style-name="T23">s</text:span><text:span text:style-name="T21"> &gt;</text:span><text:span text:style-name="T20"> ex_time &gt; <text:s/></text:span><text:span text:style-name="T21">ticket_time </text:span><text:span text:style-name="T20">)</text:span><text:span text:style-name="T21">)</text:span> ,otherwise – this need to be recorded as change management violation.</text:p>
      <text:p text:style-name="P10"/>
      <text:p text:style-name="P24"/>
      <text:p text:style-name="P28">)</text:p>
      <text:p text:style-name="P18"/>
      <text:p text:style-name="P18"/>
      <text:p text:style-name="P23">Generate python code for me for crewai tool (use below code as template) to do the following:</text:p>
      <text:p text:style-name="P25"/>
      <text:p text:style-name="P25">Go through each record of audit_trail.csv <text:span text:style-name="T15">(trail) </text:span>and get date_time, component_modified and modified_by_user and compare them to all records in change_tickets.csv <text:span text:style-name="T15">(tickets) </text:span>to understand if this modification was carried out within the change management process or violate change management process. <text:span text:style-name="T26">This tool should return</text:span><text:span text:style-name="T25"> review_result </text:span><text:span text:style-name="T26">dictionary</text:span><text:span text:style-name="T25"> that have all elements of audit_trail.csv plus additional column (Verification_Results) that will record the result of current tool review.</text:span></text:p>
      <text:p text:style-name="P25"/>
      <text:p text:style-name="P25">The comparison will be carried out using the following logic:</text:p>
      <text:p text:style-name="P23"/>
      <text:p text:style-name="P18"/>
      <text:p text:style-name="P18"><text:tab/><text:span text:style-name="T15">A-From trail table, ge</text:span><text:span text:style-name="T24">t a</text:span><text:span text:style-name="T15"> record <text:s/></text:span><text:span text:style-name="T24">(t_rec) having</text:span><text:span text:style-name="T15"> </text:span><text:span text:style-name="T24">t_rec</text:span><text:span text:style-name="T15">.date_time and </text:span><text:span text:style-name="T24">t_rec</text:span><text:span text:style-name="T15">.</text:span>component_modified and <text:span text:style-name="T24">t_rec</text:span><text:span text:style-name="T15">.</text:span>modified_by_user </text:p>
      <text:p text:style-name="P18"><text:tab/><text:span text:style-name="T15">B-Check in tickets table for all records (related rec</text:span><text:span text:style-name="T20">s</text:span><text:span text:style-name="T15">) that have the same </text:span><text:span text:style-name="T24">t_rec</text:span><text:span text:style-name="T15">. </text:span>component_modified <text:span text:style-name="T15">from previous step.</text:span></text:p>
      <text:p text:style-name="P18"><text:tab/><text:span text:style-name="T15">C-Check for </text:span><text:span text:style-name="T16">each</text:span><text:span text:style-name="T15"> record </text:span><text:span text:style-name="T20">(rec)</text:span><text:span text:style-name="T15"> in (related rec</text:span><text:span text:style-name="T20">s</text:span><text:span text:style-name="T15">) <text:s/></text:span><text:span text:style-name="T20">the following two conditions (A and B)</text:span><text:span text:style-name="T15">:</text:span></text:p>
      <text:p text:style-name="P21"><text:tab/><text:tab/><text:span text:style-name="T20">Condition A: </text:span><text:span text:style-name="T24">r</text:span><text:span text:style-name="T20">ec.</text:span><text:span text:style-name="T15">ticket.date_time </text:span><text:span text:style-name="T24">should satisfy SLA L1 / L2 / L3 / L4 with t_rec.date_time according to rec.criticality <text:s/></text:span></text:p>
      <text:p text:style-name="P21"><text:tab/><text:tab/><text:span text:style-name="T24">Condition B : rec.assign_to_user should match t_rec.modified_by_user</text:span></text:p>
      <text:p text:style-name="P21"/>
      <text:p text:style-name="P30"><text:tab/>D- <text:span text:style-name="T27">If Condition A and Condition B are <text:s/>met , </text:span>Set <text:span text:style-name="T27">Review_Results.</text:span>Verification_result <text:span text:style-name="T27">= Audit trail record relies on change ticket : rec.ticket_number and was carried out by the authorized user : rec.assigned_by_user</text:span></text:p>
      <text:p text:style-name="P30"><text:span text:style-name="T27"><text:s/></text:span></text:p>
      <text:p text:style-name="P30"><text:tab/><text:span text:style-name="T28">E</text:span>- <text:span text:style-name="T27">If Condition A is met and Condition B is not <text:s/>met , </text:span>Set <text:span text:style-name="T27">Review_Results.</text:span>Verification_result <text:span text:style-name="T27">= Audit trail record date is found linked to change ticket : rec.ticket_number, however the change was carried out by the unauthorized user: t_rec.modified_by_user – while it should have carried out by the authorized user : rec.assigned_by_user</text:span></text:p>
      <text:p text:style-name="P30"/>
      <text:p text:style-name="P18"/>
      <text:p text:style-name="P31"><text:span text:style-name="T28"><text:tab/>E</text:span>- <text:span text:style-name="T27">If Condition A is </text:span><text:span text:style-name="T28">Not </text:span><text:span text:style-name="T27">met and Condition B is </text:span><text:span text:style-name="T28">met</text:span><text:span text:style-name="T27"> , </text:span>Set <text:span text:style-name="T27">Review_Results.</text:span>Verification_result <text:span text:style-name="T27">= Audit trail record date is found </text:span><text:span text:style-name="T28">with</text:span><text:span text:style-name="T27"> the authorized user : rec.assigned_by_user; </text:span><text:span text:style-name="T28">however – it might be possible change management violation as there was not change tickets founds that satisfies change management SLA.</text:span></text:p>
      <text:p text:style-name="P31"/>
      <text:p text:style-name="P31"><text:tab/>D- <text:span text:style-name="T27">If </text:span><text:span text:style-name="T28">neither </text:span><text:span text:style-name="T27">Condition A </text:span><text:span text:style-name="T28">nor</text:span><text:span text:style-name="T27"> Condition B are <text:s/>met , </text:span>Set <text:span text:style-name="T27">Review_Results.</text:span>Verification_result <text:span text:style-name="T27">= </text:span><text:span text:style-name="T28">Could not find any change ticket that is related to this audit trail record.</text:span></text:p>
      <text:p text:style-name="P31"/>
      <text:p text:style-name="P26"/>
      <text:p text:style-name="P32"><text:soft-page-break/>Repeat the above for all trail table records stating from above step A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7"><text:tab/><text:tab/></text:p>
      <text:p text:style-name="P17"><text:tab/></text:p>
      <text:p text:style-name="P17"><text:tab/></text:p>
      <text:p text:style-name="P17"><text:tab/></text:p>
      <text:p text:style-name="P2"/>
      <text:p text:style-name="P2"/>
      <text:p text:style-name="P20">________________________________________________________________________</text:p>
      <text:h text:style-name="P1" text:outline-level="1">Project Setup</text:h>
      <text:h text:style-name="P4" text:outline-level="2"><text:bookmark text:name="user-content-project-setup"/>Setup Environment</text:h>
      <text:p text:style-name="P5"><text:bookmark text:name="user-content-setup-environment"/>This project requires certain dependencies to be installed for proper functioning. Follow the instructions below to set up your environment.</text:p>
      <text:h text:style-name="Heading_20_3" text:outline-level="3">Conda Environment</text:h>
      <text:p text:style-name="P5"><text:bookmark text:name="user-content-conda-environment"/>To create a conda environment with Python 3.12, use the following command:</text:p>
      <text:p text:style-name="Text_20_body">conda create --name <text:span text:style-name="T17">larp</text:span> python=3.12.<text:span text:style-name="T17">7</text:span></text:p>
      <text:p text:style-name="Text_20_body">To activate the conda environment, use:</text:p>
      <text:p text:style-name="Text_20_body">conda activate <text:span text:style-name="T17">larp</text:span></text:p>
      <text:p text:style-name="Text_20_body"/>
      <text:h text:style-name="Heading_20_3" text:outline-level="3">Installing Dependencies</text:h>
      <text:p text:style-name="P5"><text:bookmark text:name="user-content-installing-dependencies"/>To install the dependencies listed in the <text:span text:style-name="Source_20_Text">requirements.txt</text:span> file, use:</text:p>
      <text:p text:style-name="Text_20_body">pip install -r requirements.txt</text:p>
      <text:h text:style-name="Heading_20_2" text:outline-level="2">Create Flow with Crews</text:h>
      <text:list text:style-name="L1">
        <text:list-item>
          <text:p text:style-name="P34"><text:bookmark text:name="user-content-create-flow-with-crews"/><text:span text:style-name="Strong_20_Emphasis">Create a New </text:span><text:span text:style-name="Strong_20_Emphasis"><text:span text:style-name="T18">Crew</text:span></text:span><text:span text:style-name="Strong_20_Emphasis">:</text:span></text:p>
          <text:list>
            <text:list-item>
              <text:p text:style-name="P33">Run the following command to create a new <text:span text:style-name="T18">crew</text:span> named <text:span text:style-name="Source_20_Text"><text:span text:style-name="T18">larc</text:span></text:span>: </text:p>
              <text:p text:style-name="P19">crewai create <text:span text:style-name="T18">crew</text:span> <text:span text:style-name="T18">larc</text:span></text:p>
            </text:list-item>
            <text:list-item>
              <text:p text:style-name="P33">Navigate into the newly created directory: </text:p>
              <text:p text:style-name="P19">cd <text:span text:style-name="T18">larc</text:span></text:p>
            </text:list-item>
          </text:list>
        </text:list-item>
        <text:list-item>
          <text:p text:style-name="P33"><text:span text:style-name="Strong_20_Emphasis">Install Dependencies:</text:span></text:p>
          <text:list>
            <text:list-item>
              <text:p text:style-name="P33"><text:soft-page-break/>Run the following command to install all necessary dependencies: </text:p>
              <text:p text:style-name="P19">crewai install</text:p>
            </text:list-item>
          </text:list>
        </text:list-item>
        <text:list-item>
          <text:p text:style-name="P33"><text:span text:style-name="Strong_20_Emphasis">Activate the Environment:</text:span></text:p>
          <text:list>
            <text:list-item>
              <text:p text:style-name="P33"><text:span text:style-name="Strong_20_Emphasis">Mac:</text:span> </text:p>
              <text:p text:style-name="P19">source .venv/bin/activate</text:p>
            </text:list-item>
            <text:list-item>
              <text:p text:style-name="P33"><text:span text:style-name="Strong_20_Emphasis">Windows:</text:span> </text:p>
              <text:p text:style-name="P19">.venv\Scripts\activate</text:p>
            </text:list-item>
          </text:list>
        </text:list-item>
        <text:list-item>
          <text:p text:style-name="P33"><text:span text:style-name="Strong_20_Emphasis">Set Python Instance for IDE:</text:span></text:p>
          <text:list>
            <text:list-item>
              <text:p text:style-name="P33"><text:span text:style-name="Strong_20_Emphasis">Mac:</text:span> </text:p>
              <text:p text:style-name="P19">which python</text:p>
            </text:list-item>
            <text:list-item>
              <text:p text:style-name="P33"><text:span text:style-name="Strong_20_Emphasis">Windows:</text:span> </text:p>
              <text:p text:style-name="P19">where python</text:p>
            </text:list-item>
            <text:list-item>
              <text:p text:style-name="P35">Use the output to set the Python instance in your IDE. </text:p>
            </text:list-item>
          </text:list>
        </text:list-item>
        <text:list-item>
          <text:p text:style-name="P33"><text:span text:style-name="Strong_20_Emphasis">Add Crews to the Flow:</text:span></text:p>
          <text:list>
            <text:list-item>
              <text:p text:style-name="P33">Create a crew named <text:span text:style-name="Source_20_Text">shakespeare_crew</text:span> to generate X posts: </text:p>
              <text:p text:style-name="P19">crewai flow add-crew shakespeare_crew</text:p>
            </text:list-item>
            <text:list-item>
              <text:p text:style-name="P33">Create a crew named <text:span text:style-name="Source_20_Text">x_post_review_crew</text:span> to review the posts created by <text:span text:style-name="Source_20_Text">shakespeare_crew</text:span>: </text:p>
              <text:p text:style-name="P19">crewai flow add-crew x_post_review_crew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5T07:05:30.504498103</meta:creation-date>
    <dc:date>2025-02-07T18:21:30.573288995</dc:date>
    <meta:editing-duration>PT1H58M51S</meta:editing-duration>
    <meta:editing-cycles>21</meta:editing-cycles>
    <meta:generator>LibreOffice/24.2.7.2$Linux_X86_64 LibreOffice_project/420$Build-2</meta:generator>
    <meta:document-statistic meta:table-count="0" meta:image-count="0" meta:object-count="0" meta:page-count="6" meta:paragraph-count="144" meta:word-count="1592" meta:character-count="10265" meta:non-whitespace-character-count="8743"/>
  </office:meta>
</office:document-meta>
</file>